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08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0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1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2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6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7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9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2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3" style:family="table-cell" style:parent-style-name="Default">
      <style:text-properties style:font-name="Avenir" fo:font-size="9pt" style:font-size-asian="9pt" style:font-size-complex="9pt"/>
    </style:style>
    <style:style style:name="ce124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25" style:family="table-cell" style:parent-style-name="Default">
      <style:table-cell-properties fo:background-color="#ffffff"/>
    </style:style>
    <style:style style:name="ce126" style:family="table-cell" style:parent-style-name="Default">
      <style:table-cell-properties fo:background-color="#339966"/>
    </style:style>
    <style:style style:name="ce127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4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35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38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2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4" style:family="table-cell" style:parent-style-name="Default">
      <style:table-cell-properties fo:border-bottom="none" fo:border-left="none" fo:border-right="none" fo:border-top="0.0008in solid #000000"/>
    </style:style>
    <style:style style:name="ce145" style:family="table-cell" style:parent-style-name="Default">
      <style:table-cell-properties fo:border-bottom="0.0008in solid #000000" fo:border-left="none" fo:border-right="none" fo:border-top="none"/>
    </style:style>
    <style:style style:name="ce146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47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48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ackground-color="#eeeeee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7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08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09" office:value-type="float" office:value="5">
            <text:p>5</text:p>
          </table:table-cell>
          <table:table-cell table:style-name="ce109" office:value-type="float" office:value="4" table:number-columns-spanned="5" table:number-rows-spanned="1">
            <text:p>4</text:p>
          </table:table-cell>
          <table:covered-table-cell table:number-columns-repeated="4" table:style-name="ce121"/>
          <table:table-cell table:style-name="ce109" office:value-type="float" office:value="3" table:number-columns-spanned="10" table:number-rows-spanned="1">
            <text:p>3</text:p>
          </table:table-cell>
          <table:covered-table-cell table:number-columns-repeated="9" table:style-name="ce121"/>
          <table:table-cell table:style-name="ce109" office:value-type="float" office:value="2" table:number-columns-spanned="10" table:number-rows-spanned="1">
            <text:p>2</text:p>
          </table:table-cell>
          <table:covered-table-cell table:number-columns-repeated="9" table:style-name="ce121"/>
          <table:table-cell table:style-name="ce109" office:value-type="float" office:value="1" table:number-columns-spanned="5" table:number-rows-spanned="1">
            <text:p>1</text:p>
          </table:table-cell>
          <table:covered-table-cell table:number-columns-repeated="4" table:style-name="ce149"/>
        </table:table-row>
        <table:table-row table:style-name="ro1">
          <table:table-cell table:style-name="ce106" office:value-type="string">
            <text:p>POS</text:p>
          </table:table-cell>
          <table:table-cell table:style-name="ce110"/>
          <table:table-cell table:style-name="ce117"/>
          <table:table-cell table:style-name="ce124" table:number-columns-repeated="3"/>
          <table:table-cell table:style-name="ce134"/>
          <table:table-cell table:style-name="ce110"/>
          <table:table-cell table:style-name="ce124" table:number-columns-repeated="5"/>
          <table:table-cell table:style-name="ce144" table:number-columns-repeated="3"/>
          <table:table-cell table:style-name="ce87"/>
          <table:table-cell table:style-name="ce124" table:number-columns-repeated="4"/>
          <table:table-cell table:style-name="ce144" table:number-columns-repeated="5"/>
          <table:table-cell table:style-name="ce87"/>
          <table:table-cell table:style-name="ce110"/>
          <table:table-cell table:style-name="ce144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1" table:number-columns-repeated="2"/>
          <table:table-cell table:style-name="ce125"/>
          <table:table-cell table:style-name="ce126" table:number-columns-repeated="2"/>
          <table:table-cell table:style-name="ce135"/>
          <table:table-cell table:style-name="ce111"/>
          <table:table-cell table:style-name="ce126" table:number-columns-repeated="2"/>
          <table:table-cell table:style-name="ce125" table:number-columns-repeated="2"/>
          <table:table-cell/>
          <table:table-cell table:style-name="ce126" table:number-columns-repeated="3"/>
          <table:table-cell table:style-name="ce89"/>
          <table:table-cell table:style-name="ce126"/>
          <table:table-cell table:number-columns-repeated="3"/>
          <table:table-cell table:style-name="ce126" table:number-columns-repeated="3"/>
          <table:table-cell table:number-columns-repeated="2"/>
          <table:table-cell table:style-name="ce89"/>
          <table:table-cell table:style-name="ce69"/>
          <table:table-cell table:style-name="ce126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1" table:number-columns-repeated="2"/>
          <table:table-cell table:style-name="ce126"/>
          <table:table-cell table:style-name="ce125"/>
          <table:table-cell table:style-name="ce126"/>
          <table:table-cell table:style-name="ce135"/>
          <table:table-cell table:style-name="ce111"/>
          <table:table-cell table:style-name="ce125" table:number-columns-repeated="2"/>
          <table:table-cell table:style-name="ce126" table:number-columns-repeated="2"/>
          <table:table-cell/>
          <table:table-cell table:style-name="ce126" table:number-columns-repeated="2"/>
          <table:table-cell/>
          <table:table-cell table:style-name="ce135"/>
          <table:table-cell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2"/>
          <table:table-cell table:style-name="ce89"/>
          <table:table-cell table:style-name="ce69"/>
          <table:table-cell/>
          <table:table-cell table:style-name="ce126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1" table:number-columns-repeated="2"/>
          <table:table-cell table:style-name="ce126" table:number-columns-repeated="2"/>
          <table:table-cell table:style-name="ce125"/>
          <table:table-cell table:style-name="ce135"/>
          <table:table-cell table:style-name="ce137"/>
          <table:table-cell table:style-name="ce126"/>
          <table:table-cell table:style-name="ce125"/>
          <table:table-cell table:style-name="ce126"/>
          <table:table-cell table:style-name="ce125"/>
          <table:table-cell table:style-name="ce126" table:number-columns-repeated="2"/>
          <table:table-cell/>
          <table:table-cell table:style-name="ce126"/>
          <table:table-cell table:style-name="ce135"/>
          <table:table-cell table:number-columns-repeated="2"/>
          <table:table-cell table:style-name="ce126"/>
          <table:table-cell table:number-columns-repeated="2"/>
          <table:table-cell table:style-name="ce126"/>
          <table:table-cell/>
          <table:table-cell table:style-name="ce126"/>
          <table:table-cell/>
          <table:table-cell table:style-name="ce135"/>
          <table:table-cell table:style-name="ce69"/>
          <table:table-cell table:number-columns-repeated="2"/>
          <table:table-cell table:style-name="ce126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2" table:number-columns-repeated="2"/>
          <table:table-cell table:style-name="ce127" table:number-columns-repeated="3"/>
          <table:table-cell table:style-name="ce88"/>
          <table:table-cell table:style-name="ce138"/>
          <table:table-cell table:style-name="ce142"/>
          <table:table-cell table:style-name="ce127"/>
          <table:table-cell table:style-name="ce142"/>
          <table:table-cell table:style-name="ce127" table:number-columns-repeated="2"/>
          <table:table-cell table:style-name="ce145"/>
          <table:table-cell table:style-name="ce127" table:number-columns-repeated="2"/>
          <table:table-cell table:style-name="ce146"/>
          <table:table-cell table:style-name="ce145" table:number-columns-repeated="3"/>
          <table:table-cell table:style-name="ce127"/>
          <table:table-cell table:style-name="ce145" table:number-columns-repeated="2"/>
          <table:table-cell table:style-name="ce127"/>
          <table:table-cell table:style-name="ce145"/>
          <table:table-cell table:style-name="ce127"/>
          <table:table-cell table:style-name="ce146"/>
          <table:table-cell table:style-name="ce68"/>
          <table:table-cell table:style-name="ce145" table:number-columns-repeated="3"/>
          <table:table-cell table:style-name="ce146"/>
        </table:table-row>
        <table:table-row table:style-name="ro1">
          <table:table-cell/>
          <table:table-cell table:style-name="ce113" office:value-type="string">
            <text:p>A</text:p>
          </table:table-cell>
          <table:table-cell table:style-name="ce118" office:value-type="string">
            <text:p>B</text:p>
          </table:table-cell>
          <table:table-cell table:style-name="ce118" office:value-type="string">
            <text:p>C</text:p>
          </table:table-cell>
          <table:table-cell table:style-name="ce118" office:value-type="string">
            <text:p>D</text:p>
          </table:table-cell>
          <table:table-cell table:style-name="ce118" office:value-type="string">
            <text:p>E</text:p>
          </table:table-cell>
          <table:table-cell table:style-name="ce118" office:value-type="string">
            <text:p>F</text:p>
          </table:table-cell>
          <table:table-cell table:style-name="ce139" office:value-type="string">
            <text:p>G</text:p>
          </table:table-cell>
          <table:table-cell table:style-name="ce143" office:value-type="string">
            <text:p>H</text:p>
          </table:table-cell>
          <table:table-cell table:style-name="ce143" office:value-type="string">
            <text:p>I</text:p>
          </table:table-cell>
          <table:table-cell table:style-name="ce143" office:value-type="string">
            <text:p>J</text:p>
          </table:table-cell>
          <table:table-cell table:style-name="ce143" office:value-type="string">
            <text:p>K</text:p>
          </table:table-cell>
          <table:table-cell table:style-name="ce143" office:value-type="string">
            <text:p>L</text:p>
          </table:table-cell>
          <table:table-cell table:style-name="ce143" office:value-type="string">
            <text:p>M</text:p>
          </table:table-cell>
          <table:table-cell table:style-name="ce143" office:value-type="string">
            <text:p>N</text:p>
          </table:table-cell>
          <table:table-cell table:style-name="ce143" office:value-type="string">
            <text:p>O</text:p>
          </table:table-cell>
          <table:table-cell table:style-name="ce143" office:value-type="string">
            <text:p>P</text:p>
          </table:table-cell>
          <table:table-cell table:style-name="ce143" office:value-type="string">
            <text:p>Q</text:p>
          </table:table-cell>
          <table:table-cell table:style-name="ce143" office:value-type="string">
            <text:p>R</text:p>
          </table:table-cell>
          <table:table-cell table:style-name="ce143" office:value-type="string">
            <text:p>S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U</text:p>
          </table:table-cell>
          <table:table-cell table:style-name="ce143" office:value-type="string">
            <text:p>V</text:p>
          </table:table-cell>
          <table:table-cell table:style-name="ce143" office:value-type="string">
            <text:p>W</text:p>
          </table:table-cell>
          <table:table-cell table:style-name="ce143" office:value-type="string">
            <text:p>X</text:p>
          </table:table-cell>
          <table:table-cell table:style-name="ce143" office:value-type="string">
            <text:p>Y</text:p>
          </table:table-cell>
          <table:table-cell table:style-name="ce143" office:value-type="string">
            <text:p>Z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2">
            <text:p>2</text:p>
          </table:table-cell>
          <table:table-cell table:style-name="ce143" office:value-type="float" office:value="3">
            <text:p>3</text:p>
          </table:table-cell>
          <table:table-cell table:style-name="ce143" office:value-type="float" office:value="4">
            <text:p>4</text:p>
          </table:table-cell>
          <table:table-cell table:style-name="ce150" office:value-type="float" office:value="5">
            <text:p>5</text:p>
          </table:table-cell>
        </table:table-row>
        <table:table-row table:style-name="ro9">
          <table:table-cell/>
          <table:table-cell table:style-name="ce114" office:value-type="float" office:value="63.7">
            <text:p>63.7</text:p>
          </table:table-cell>
          <table:table-cell table:style-name="ce119" office:value-type="float" office:value="64.2">
            <text:p>64.2</text:p>
          </table:table-cell>
          <table:table-cell table:style-name="ce119" office:value-type="float" office:value="64.9">
            <text:p>64.9</text:p>
          </table:table-cell>
          <table:table-cell table:style-name="ce130" office:value-type="float" office:value="62.4">
            <text:p>62.4</text:p>
          </table:table-cell>
          <table:table-cell table:style-name="ce119" office:value-type="float" office:value="65.3">
            <text:p>65.3</text:p>
          </table:table-cell>
          <table:table-cell table:style-name="ce130" office:value-type="float" office:value="61.2">
            <text:p>61.2</text:p>
          </table:table-cell>
          <table:table-cell table:style-name="ce140" office:value-type="float" office:value="64.3">
            <text:p>64.3</text:p>
          </table:table-cell>
          <table:table-cell table:style-name="ce140" office:value-type="float" office:value="65.9">
            <text:p>65.9</text:p>
          </table:table-cell>
          <table:table-cell table:style-name="ce140" office:value-type="float" office:value="64.7">
            <text:p>64.7</text:p>
          </table:table-cell>
          <table:table-cell table:style-name="ce140" office:value-type="float" office:value="62.7">
            <text:p>62.7</text:p>
          </table:table-cell>
          <table:table-cell table:style-name="ce140" office:value-type="float" office:value="59.7">
            <text:p>59.7</text:p>
          </table:table-cell>
          <table:table-cell table:style-name="ce140" office:value-type="float" office:value="63.1">
            <text:p>63.1</text:p>
          </table:table-cell>
          <table:table-cell table:style-name="ce140" office:value-type="float" office:value="65.2">
            <text:p>65.2</text:p>
          </table:table-cell>
          <table:table-cell table:style-name="ce140" office:value-type="float" office:value="63">
            <text:p>63</text:p>
          </table:table-cell>
          <table:table-cell table:style-name="ce140" office:value-type="float" office:value="65.2">
            <text:p>65.2</text:p>
          </table:table-cell>
          <table:table-cell table:style-name="ce140" office:value-type="float" office:value="61.5">
            <text:p>61.5</text:p>
          </table:table-cell>
          <table:table-cell table:style-name="ce148" office:value-type="float" office:value="66.6">
            <text:p>66.6</text:p>
          </table:table-cell>
          <table:table-cell table:style-name="ce140" office:value-type="float" office:value="50.6">
            <text:p>50.6</text:p>
          </table:table-cell>
          <table:table-cell table:style-name="ce148" office:value-type="float" office:value="66.5">
            <text:p>66.5</text:p>
          </table:table-cell>
          <table:table-cell table:style-name="ce140" office:value-type="float" office:value="60.6">
            <text:p>60.6</text:p>
          </table:table-cell>
          <table:table-cell table:style-name="ce140" office:value-type="float" office:value="64.5">
            <text:p>64.5</text:p>
          </table:table-cell>
          <table:table-cell table:style-name="ce148" office:value-type="float" office:value="67">
            <text:p>67</text:p>
          </table:table-cell>
          <table:table-cell table:style-name="ce140" office:value-type="float" office:value="64.9">
            <text:p>64.9</text:p>
          </table:table-cell>
          <table:table-cell table:style-name="ce140" office:value-type="float" office:value="63.9">
            <text:p>63.9</text:p>
          </table:table-cell>
          <table:table-cell table:style-name="ce140" office:value-type="float" office:value="60.1">
            <text:p>60.1</text:p>
          </table:table-cell>
          <table:table-cell table:style-name="ce140" office:value-type="float" office:value="63.4">
            <text:p>63.4</text:p>
          </table:table-cell>
          <table:table-cell table:style-name="ce140" office:value-type="float" office:value="47.8">
            <text:p>47.8</text:p>
          </table:table-cell>
          <table:table-cell table:style-name="ce148" office:value-type="float" office:value="66.9">
            <text:p>66.9</text:p>
          </table:table-cell>
          <table:table-cell table:style-name="ce140" office:value-type="float" office:value="49">
            <text:p>49</text:p>
          </table:table-cell>
          <table:table-cell table:style-name="ce148" office:value-type="float" office:value="66.4">
            <text:p>66.4</text:p>
          </table:table-cell>
          <table:table-cell table:style-name="ce151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15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6" office:value-type="string" table:number-columns-spanned="1" table:number-rows-spanned="14">
            <text:p>RAW COUNTS</text:p>
          </table:table-cell>
          <table:table-cell table:style-name="ce120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6" office:value-type="string" table:number-columns-spanned="1" table:number-rows-spanned="14">
            <text:p>%'s</text:p>
          </table:table-cell>
          <table:table-cell table:style-name="ce120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1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1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1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1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47" table:formula="of:=[.E18]/SUM([.E18:.F19])" office:value-type="float" office:value="0.965034965034965">
            <text:p>.965</text:p>
          </table:table-cell>
          <table:table-cell table:style-name="ce147" table:formula="of:=[.F18]/SUM([.E18:.F19])" office:value-type="float" office:value="0.00699300699300699">
            <text:p>.007</text:p>
          </table:table-cell>
          <table: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47" table:formula="of:=[.J18]/SUM([.J18:.K19])" office:value-type="float" office:value="0.00689310689310689">
            <text:p>.007</text:p>
          </table:table-cell>
          <table:table-cell table:style-name="ce147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3"/>
          <table:table-cell table:style-name="ce128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23"/>
          <table:table-cell table:style-name="ce128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23"/>
          <table:table-cell table:style-name="ce128" office:value-type="string">
            <text:p>F</text:p>
          </table:table-cell>
          <table:table-cell table:style-name="ce147" table:formula="of:=[.E19]/SUM([.E18:.F19])" office:value-type="float" office:value="0.00559440559440559">
            <text:p>.006</text:p>
          </table:table-cell>
          <table:table-cell table:style-name="ce147" table:formula="of:=[.F19]/SUM([.E18:.F19])" office:value-type="float" office:value="0.0223776223776224">
            <text:p>.022</text:p>
          </table:table-cell>
          <table:table-cell/>
          <table:covered-table-cell table:style-name="ce123"/>
          <table:table-cell table:style-name="ce128" office:value-type="string">
            <text:p>F</text:p>
          </table:table-cell>
          <table:table-cell table:style-name="ce147" table:formula="of:=[.J19]/SUM([.J18:.K19])" office:value-type="float" office:value="0.0058941058941059">
            <text:p>.006</text:p>
          </table:table-cell>
          <table:table-cell table:style-name="ce147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 table:number-columns-repeated="2"/>
          <table:covered-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 table:number-columns-repeated="2"/>
          <table:covered-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0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0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1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1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1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1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47" table:formula="of:=[.E26]/SUM([.E26:.F27])" office:value-type="float" office:value="0.13715710723192">
            <text:p>.137</text:p>
          </table:table-cell>
          <table:table-cell table:style-name="ce147" table:formula="of:=[.F26]/SUM([.E26:.F27])" office:value-type="float" office:value="0.027431421446384">
            <text:p>.027</text:p>
          </table:table-cell>
          <table:table-cell/>
          <table:table-cell table:style-name="ce122" office:value-type="string" table:number-columns-spanned="1" table:number-rows-spanned="2">
            <text:p>pred</text:p>
          </table:table-cell>
          <table:table-cell table:style-name="ce128" office:value-type="string">
            <text:p>T</text:p>
          </table:table-cell>
          <table:table-cell table:style-name="ce147" table:formula="of:=[.J26]/SUM([.J26:.K27])" office:value-type="float" office:value="0.00105764145954521">
            <text:p>.001</text:p>
          </table:table-cell>
          <table:table-cell table:style-name="ce147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3"/>
          <table:table-cell table:style-name="ce128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23"/>
          <table:table-cell table:style-name="ce128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23"/>
          <table:table-cell table:style-name="ce128" office:value-type="string">
            <text:p>F</text:p>
          </table:table-cell>
          <table:table-cell table:style-name="ce147" table:formula="of:=[.E27]/SUM([.E26:.F27])" office:value-type="float" office:value="0.396508728179551">
            <text:p>.397</text:p>
          </table:table-cell>
          <table:table-cell table:style-name="ce147" table:formula="of:=[.F27]/SUM([.E26:.F27])" office:value-type="float" office:value="0.438902743142145">
            <text:p>.439</text:p>
          </table:table-cell>
          <table:table-cell/>
          <table:covered-table-cell table:style-name="ce123"/>
          <table:table-cell table:style-name="ce128" office:value-type="string">
            <text:p>F</text:p>
          </table:table-cell>
          <table:table-cell table:style-name="ce147" table:formula="of:=[.J27]/SUM([.J26:.K27])" office:value-type="float" office:value="0.0074034902168165">
            <text:p>.007</text:p>
          </table:table-cell>
          <table:table-cell table:style-name="ce147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 table:number-columns-repeated="2"/>
          <table:covered-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/>
          <table:table-cell table:style-name="ce123" table:number-columns-repeated="2"/>
          <table:table-cell table:style-name="ce128" office:value-type="string">
            <text:p>T</text:p>
          </table:table-cell>
          <table:table-cell table:style-name="ce128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 table:number-columns-repeated="2"/>
          <table:covered-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/>
          <table:table-cell table:style-name="ce123" table:number-columns-repeated="2"/>
          <table:table-cell table:style-name="ce131" office:value-type="string" table:number-columns-spanned="2" table:number-rows-spanned="1">
            <text:p>gold</text:p>
          </table:table-cell>
          <table:covered-table-cell table:style-name="ce123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table:style-name="ce136" office:value-type="string">
            <text:p>AGG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32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32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32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36" office:value-type="string" table:number-columns-spanned="2" table:number-rows-spanned="1">
            <text:p>FFNN</text:p>
          </table:table-cell>
          <table:covered-table-cell/>
          <table:table-cell table:number-columns-repeated="23"/>
        </table:table-row>
        <table:table-row table:style-name="ro1">
          <table:table-cell table:number-columns-repeated="6"/>
          <table:table-cell table:style-name="ce136" office:value-type="string">
            <text:p>AGG</text:p>
          </table:table-cell>
          <table:table-cell table:style-name="ce141" office:value-type="string">
            <text:p>A</text:p>
          </table:table-cell>
          <table:table-cell table:style-name="ce141" office:value-type="string">
            <text:p>B</text:p>
          </table:table-cell>
          <table:table-cell table:number-columns-repeated="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3"/>
          <table:table-cell table:style-name="ce129" office:value-type="float" office:value="6629">
            <text:p>6629</text:p>
          </table:table-cell>
          <table:table-cell table:style-name="ce132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8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3"/>
          <table:table-cell table:style-name="ce129" office:value-type="float" office:value="6633">
            <text:p>6633</text:p>
          </table:table-cell>
          <table:table-cell table:style-name="ce132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3"/>
          <table:table-cell table:style-name="ce129" office:value-type="float" office:value="7">
            <text:p>7</text:p>
          </table:table-cell>
          <table:table-cell table:style-name="ce133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29" office:value-type="float" office:value="11">
            <text:p>11</text:p>
          </table:table-cell>
          <table:table-cell table:style-name="ce132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29" office:value-type="float" office:value="15">
            <text:p>15</text:p>
          </table:table-cell>
          <table:table-cell table:style-name="ce132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29" office:value-type="float" office:value="19">
            <text:p>19</text:p>
          </table:table-cell>
          <table:table-cell table:style-name="ce132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29" office:value-type="float" office:value="23">
            <text:p>23</text:p>
          </table:table-cell>
          <table:table-cell table:style-name="ce132" office:value-type="string" table:number-columns-spanned="2" table:number-rows-spanned="1">
            <text:p>23 – 25</text:p>
          </table:table-cell>
          <table:covered-table-cell/>
          <table:table-cell table:style-name="ce104" office:value-type="float" office:value="66.99">
            <text:p>66.99</text:p>
          </table:table-cell>
          <table:table-cell table:number-columns-repeated="25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12/01/2017</text:date>, <text:time>17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01T17:11:47</dc:date>
    <meta:editing-duration>P34DT5H11M51S</meta:editing-duration>
    <meta:editing-cycles>405</meta:editing-cycles>
    <meta:generator>OpenOffice/4.1.2$Unix OpenOffice.org_project/412m3$Build-9782</meta:generator>
    <meta:print-date>2017-11-30T14:59:31</meta:print-date>
    <meta:document-statistic meta:table-count="5" meta:cell-count="408" meta:object-count="0"/>
    <meta:user-defined meta:name=""/>
  </office:meta>
</office:document-meta>
</file>